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Scala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Srikrishna Sadula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1.8cm" presentation:class="title" presentation:user-transformed="true">
          <draw:text-box>
            <text:p>setup</text:p>
          </draw:text-box>
        </draw:frame>
        <draw:frame presentation:style-name="pr5" draw:layer="layout" svg:width="25.199cm" svg:height="12.179cm" svg:x="1.8cm" svg:y="4.8cm" presentation:class="outline" presentation:user-transformed="true">
          <draw:text-box>
            <text:list text:style-name="L2">
              <text:list-item>
                <text:p>Install Scala</text:p>
              </text:list-item>
              <text:list-item>
                <text:p>Make sure that the scala/bin directory is on the PATH.</text:p>
              </text:list-item>
              <text:list-item>
                <text:p>Open a command shell in your operating system.</text:p>
              </text:list-item>
              <text:list-item>
                <text:p>Type scala followed by the Enter key</text:p>
              </text:list-item>
              <text:list-item>
                <text:p>scala&gt; 8 * 5 + 2</text:p>
              </text:list-item>
              <text:list-item>
                <text:p>res0: Int = 42</text:p>
              </text:list-item>
              <text:list-item>
                <text:p>scala&gt; 0.5 * res0</text:p>
              </text:list-item>
              <text:list-item>
                <text:p>res1: Double = 21.0</text:p>
              </text:list-item>
              <text:list-item>
                <text:p>scala&gt; "Hello, " + res0</text:p>
              </text:list-item>
              <text:list-item>
                <text:p>res2: java.lang.String = Hello, 42</text:p>
              </text:list-item>
              <text:list-item>
                <text:p>ToCharArray, toLowerCase, toString, toUpperCase</text:p>
              </text:list-item>
              <text:list-item>
                <text:p>res2.toUpperCase</text:p>
              </text:list-item>
              <text:list-item>
                <text:p>REPL (read, evaluate, print loop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ala&gt; val answer = 8 * 5 + 2</text:p>
              </text:list-item>
              <text:list-item>
                <text:p>var counter = 0</text:p>
              </text:list-item>
              <text:list-item>
                <text:p>counter = 1 // OK, can change a var</text:p>
              </text:list-item>
              <text:list-item>
                <text:p>1.toString() // Yields the string "1"</text:p>
              </text:list-item>
              <text:list-item>
                <text:p>1.to(10) // Yields Range(1, 2, 3, 4, 5, 6, 7, 8, 9, 10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1:52:06.025402918</meta:creation-date>
    <meta:editing-duration>PT24M15S</meta:editing-duration>
    <meta:editing-cycles>2</meta:editing-cycles>
    <meta:generator>LibreOffice/6.0.6.2$Linux_X86_64 LibreOffice_project/00m0$Build-2</meta:generator>
    <dc:title>Blueprint Plans</dc:title>
    <dc:date>2018-11-19T13:29:04.745517304</dc:date>
    <meta:document-statistic meta:object-count="52"/>
  </office:meta>
</office:document-meta>
</file>